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position="super 58%" style:font-name="Times New Roman"/>
    </style:style>
    <style:style style:name="T5" style:family="text">
      <style:text-properties style:text-position="0% 100%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8FF3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8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I. Binswanger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d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y 9, 1883</text:p>
      <text:p text:style-name="P2">Month<text:tab/><text:tab/><text:tab/><text:tab/><text:tab/><text:tab/>May</text:p>
      <text:p text:style-name="P2">Year<text:tab/><text:tab/><text:tab/><text:tab/><text:tab/><text:tab/>1883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Jews Foster Home and Orphan Asylum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6">THE SOCIETY OF THE/</text:p>
      <text:p text:style-name="P6">Jewish Foster Home and Orphan Asylum./</text:p>
      <text:p text:style-name="P7">Philadelphia, May 9th 1883/</text:p>
      <text:p text:style-name="P5">Rev. S. Morias[sic!]/</text:p>
      <text:p text:style-name="P5"><text:tab/>Dear Sir/</text:p>
      <text:p text:style-name="P5">I regret my absence when you/ again called at my office/ last evening. <text:s/>I received your lines/ this morning &amp; deeply regret/ that all our efforts on behalf/ of that erring child were in/ vain, but I feel satisfied that/ we did all we could./</text:p>
      <text:p text:style-name="P5"><text:tab/>Before you write to her relatives/ in Boston I would like to have/ a personal interview with you/ say about <text:span text:style-name="T2">½</text:span><text:span text:style-name="T3"> past 9 or 10 tomorrow/ or on friday[sic!] morning &amp; again to see the/ last letter you rec</text:span><text:span text:style-name="T4">d</text:span><text:span text:style-name="T5"> from Boston/ yrs truly I. Binswange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2T11:03:05.47</meta:creation-date>
    <meta:document-statistic meta:table-count="0" meta:image-count="0" meta:object-count="0" meta:page-count="2" meta:paragraph-count="67" meta:word-count="279" meta:character-count="1885"/>
    <dc:date>2012-01-12T11:28:50.22</dc:date>
    <dc:creator>Penn Libraries</dc:creator>
    <meta:editing-duration>PT00H10M34S</meta:editing-duration>
    <meta:editing-cycles>1</meta:editing-cycles>
    <meta:generator>OpenOffice.org/3.2$Win32 OpenOffice.org_project/320m12$Build-9483</meta:generator>
  </office:meta>
</office:document-meta>
</file>